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5919b" style:font-size-asian="10.5pt" style:font-size-complex="10.5pt"/>
    </style:style>
    <style:style style:name="P4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6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7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8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1fcd" officeooo:paragraph-rsid="00151fcd" style:font-size-asian="10.5pt" style:font-size-complex="10.5pt"/>
    </style:style>
    <style:style style:name="P1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5919b" officeooo:paragraph-rsid="0015919b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ttura Codice</text:p>
      <text:list xml:id="list7212149238434606274" text:style-name="L1">
        <text:list-item>
          <text:p text:style-name="P3">package</text:p>
        </text:list-item>
      </text:list>
      <text:p text:style-name="P10">package com.company;</text:p>
      <text:list xml:id="list123909868174153" text:continue-numbering="true" text:style-name="L1">
        <text:list-item>
          <text:p text:style-name="P2">imports</text:p>
        </text:list-item>
        <text:list-item>
          <text:p text:style-name="P2">classpath</text:p>
        </text:list-item>
      </text:list>
      <text:p text:style-name="P1">Ereditarietà</text:p>
      <text:p text:style-name="P1"><text:span text:style-name="T3">Classi, oggeti, i</text:span>nterfacce e classi astratte</text:p>
      <text:p text:style-name="P1">Visibilità</text:p>
      <text:p text:style-name="P1">Linguaggi<text:span text:style-name="T3">o</text:span></text:p>
      <text:list xml:id="list7114194431860159304" text:style-name="L2">
        <text:list-item>
          <text:p text:style-name="P4">La Sintassi</text:p>
        </text:list-item>
        <text:list-item>
          <text:p text:style-name="P4">Controlli di Flusso</text:p>
        </text:list-item>
        <text:list-item>
          <text:p text:style-name="P4">Array</text:p>
        </text:list-item>
        <text:list-item>
          <text:p text:style-name="P4">Enum</text:p>
        </text:list-item>
        <text:list-item>
          <text:p text:style-name="P4">Annotations</text:p>
        </text:list-item>
      </text:list>
      <text:p text:style-name="P1">La libreria Math</text:p>
      <text:p text:style-name="P1">La classe Object</text:p>
      <text:p text:style-name="P1">Stringhe</text:p>
      <text:p text:style-name="P1">Date</text:p>
      <text:p text:style-name="P1">Collections</text:p>
      <text:p text:style-name="P1">Iterator</text:p>
      <text:p text:style-name="P1">Foreach</text:p>
      <text:p text:style-name="P1">Generics</text:p>
      <text:p text:style-name="P1">Map</text:p>
      <text:p text:style-name="P1">Le Eccezioni</text:p>
      <text:list xml:id="list9078935870532954214" text:style-name="L3">
        <text:list-item>
          <text:p text:style-name="P5">La gestione degli errori</text:p>
        </text:list-item>
        <text:list-item>
          <text:p text:style-name="P5">Checked e unchecked</text:p>
        </text:list-item>
        <text:list-item>
          <text:p text:style-name="P5">Eccezioni ed ereditarietà</text:p>
        </text:list-item>
      </text:list>
      <text:p text:style-name="P1">JavaDoc</text:p>
      <text:list xml:id="list7098988766387106083" text:style-name="L4">
        <text:list-item>
          <text:p text:style-name="P6">Sintassi</text:p>
        </text:list-item>
        <text:list-item>
          <text:p text:style-name="P6">Esempio</text:p>
        </text:list-item>
      </text:list>
      <text:p text:style-name="P9">IO</text:p>
      <text:list xml:id="list8247636995182382305" text:style-name="L5">
        <text:list-item>
          <text:p text:style-name="P7">Stream</text:p>
        </text:list-item>
        <text:list-item>
          <text:p text:style-name="P7">Serializzazione</text:p>
        </text:list-item>
      </text:list>
      <text:p text:style-name="P12">JUNIT</text:p>
      <text:p text:style-name="P12">MAVEN</text:p>
      <text:p text:style-name="P1">JDBC</text:p>
      <text:list xml:id="list942889608021090515" text:style-name="L6">
        <text:list-item>
          <text:p text:style-name="P8">Usare JDBC<text:span text:style-name="T1"> </text:span><text:span text:style-name="T2">e </text:span>Connessione al DataBase</text:p>
        </text:list-item>
        <text:list-item>
          <text:p text:style-name="P8">Tipi di query</text:p>
        </text:list-item>
        <text:list-item>
          <text:p text:style-name="P8">ResultSet</text:p>
        </text:list-item>
        <text:list-item>
          <text:p text:style-name="P8">Eccezioni</text:p>
        </text:list-item>
        <text:list-item>
          <text:p text:style-name="P8"><text:soft-page-break/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4T12:24:36.388117906</dc:date>
    <meta:editing-duration>PT1H11M2S</meta:editing-duration>
    <meta:editing-cycles>4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2" meta:paragraph-count="41" meta:word-count="92" meta:character-count="504" meta:non-whitespace-character-count="473"/>
  </office:meta>
</office:document-meta>
</file>